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Heading_20_2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rktable_20_chapter_20_number">3</text:p>
      <text:p text:style-name="Darktable_20_chapter_20_title">Darkroom</text:p>
      <text:p text:style-name="Darktable_20_text">This chapter describes the most common workflows applied when developing RAW pictures. </text:p>
      <text:p text:style-name="Darktable_20_text"/>
      <text:p text:style-name="Darktable_20_text">This chapter is still to be d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2.5mm" fo:text-indent="0m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mm" fo:margin-bottom="14.99m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mm" fo:margin-right="0mm" fo:margin-top="4mm" fo:margin-bottom="1.99mm" fo:hyphenation-ladder-count="no-limit" fo:text-indent="0m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5.4mm" fo:margin-bottom="25.4m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2.03mm" fo:margin-bottom="5.08mm" fo:text-align="center" style:justify-single-word="false" style:page-number="auto"/>
      <style:text-properties fo:font-size="11pt" fo:letter-spacing="0.35mm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Darktable_20_heading_20_3" style:display-name="Darktable heading 3" style:family="paragraph" style:parent-style-name="Heading_20_2" style:default-outline-level="" style:list-style-name="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2T11:36:46</meta:creation-date>
    <meta:editing-duration>PT5H47M48S</meta:editing-duration>
    <meta:editing-cycles>15</meta:editing-cycles>
    <meta:generator>LibreOffice/3.3$Linux LibreOffice_project/330m19$Build-202</meta:generator>
    <meta:initial-creator>Nicholas </meta:initial-creator>
    <dc:date>2011-04-29T00:20:33</dc:date>
    <dc:creator>Stefano Fornari</dc:creator>
    <meta:document-statistic meta:table-count="0" meta:image-count="0" meta:object-count="0" meta:page-count="1" meta:paragraph-count="4" meta:word-count="21" meta:character-count="129"/>
  </office:meta>
</office:document-meta>
</file>